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itle">
      <style:text-properties officeooo:rsid="00089b28" officeooo:paragraph-rsid="00089b28"/>
    </style:style>
    <style:style style:name="P4" style:family="paragraph" style:parent-style-name="Text_20_body" style:list-style-name="L1">
      <style:text-properties officeooo:rsid="0008ec8a" officeooo:paragraph-rsid="0008ec8a"/>
    </style:style>
    <style:style style:name="P5" style:family="paragraph" style:parent-style-name="Text_20_body" style:list-style-name="L1">
      <style:text-properties officeooo:rsid="00139765" officeooo:paragraph-rsid="00139765"/>
    </style:style>
    <style:style style:name="P6" style:family="paragraph" style:parent-style-name="Text_20_body" style:list-style-name="L1">
      <style:text-properties officeooo:rsid="0014ed48" officeooo:paragraph-rsid="0014ed48"/>
    </style:style>
    <style:style style:name="P7" style:family="paragraph" style:parent-style-name="Text_20_body" style:list-style-name="L1">
      <style:text-properties officeooo:rsid="0015453c" officeooo:paragraph-rsid="0015453c"/>
    </style:style>
    <style:style style:name="P8" style:family="paragraph" style:parent-style-name="Text_20_body" style:list-style-name="L1">
      <style:text-properties officeooo:rsid="0009ddec" officeooo:paragraph-rsid="0009ddec"/>
    </style:style>
    <style:style style:name="P9" style:family="paragraph" style:parent-style-name="Text_20_body" style:list-style-name="L1">
      <style:text-properties officeooo:rsid="000a82e1" officeooo:paragraph-rsid="000a82e1"/>
    </style:style>
    <style:style style:name="P10" style:family="paragraph" style:parent-style-name="Text_20_body" style:list-style-name="L1">
      <style:text-properties officeooo:rsid="000b1f58" officeooo:paragraph-rsid="000b1f58"/>
    </style:style>
    <style:style style:name="P11" style:family="paragraph" style:parent-style-name="Text_20_body" style:list-style-name="L1">
      <style:text-properties officeooo:rsid="000c51ff" officeooo:paragraph-rsid="000c51ff"/>
    </style:style>
    <style:style style:name="P12" style:family="paragraph" style:parent-style-name="Text_20_body" style:list-style-name="L1">
      <style:text-properties officeooo:rsid="000c52bc" officeooo:paragraph-rsid="000c52bc"/>
    </style:style>
    <style:style style:name="P13" style:family="paragraph" style:parent-style-name="Text_20_body" style:list-style-name="L1">
      <style:text-properties officeooo:rsid="000e0789" officeooo:paragraph-rsid="000e0789"/>
    </style:style>
    <style:style style:name="P14" style:family="paragraph" style:parent-style-name="Text_20_body" style:list-style-name="L1">
      <style:text-properties officeooo:rsid="000e7583" officeooo:paragraph-rsid="000e7583"/>
    </style:style>
    <style:style style:name="P15" style:family="paragraph" style:parent-style-name="Text_20_body" style:list-style-name="L1">
      <style:text-properties officeooo:rsid="000ff227" officeooo:paragraph-rsid="000ff227"/>
    </style:style>
    <style:style style:name="P16" style:family="paragraph" style:parent-style-name="Text_20_body" style:list-style-name="L1">
      <style:text-properties officeooo:rsid="00117a9e" officeooo:paragraph-rsid="00117a9e"/>
    </style:style>
    <style:style style:name="P17" style:family="paragraph" style:parent-style-name="Text_20_body" style:list-style-name="L1">
      <style:text-properties officeooo:rsid="0016ddf2" officeooo:paragraph-rsid="0016ddf2"/>
    </style:style>
    <style:style style:name="P18" style:family="paragraph" style:parent-style-name="Text_20_body" style:list-style-name="L1">
      <style:text-properties officeooo:rsid="00184856" officeooo:paragraph-rsid="00184856"/>
    </style:style>
    <style:style style:name="P19" style:family="paragraph" style:parent-style-name="Text_20_body" style:list-style-name="L1">
      <style:text-properties officeooo:rsid="001851e8" officeooo:paragraph-rsid="001851e8"/>
    </style:style>
    <style:style style:name="P20" style:family="paragraph" style:parent-style-name="Text_20_body" style:list-style-name="L1">
      <style:text-properties officeooo:rsid="0018f268" officeooo:paragraph-rsid="0018f268"/>
    </style:style>
    <style:style style:name="P21" style:family="paragraph" style:parent-style-name="Text_20_body" style:list-style-name="L1">
      <style:text-properties officeooo:rsid="001ae7a2" officeooo:paragraph-rsid="001ae7a2"/>
    </style:style>
    <style:style style:name="P22" style:family="paragraph" style:parent-style-name="Text_20_body" style:list-style-name="L1">
      <style:text-properties officeooo:rsid="001c42c9" officeooo:paragraph-rsid="001c42c9"/>
    </style:style>
    <style:style style:name="P23" style:family="paragraph" style:parent-style-name="Text_20_body" style:list-style-name="L1">
      <style:text-properties officeooo:rsid="001d94ab" officeooo:paragraph-rsid="001d94ab"/>
    </style:style>
    <style:style style:name="P24" style:family="paragraph" style:parent-style-name="Text_20_body" style:list-style-name="L1">
      <style:text-properties officeooo:rsid="001dbb52" officeooo:paragraph-rsid="001dbb52"/>
    </style:style>
    <style:style style:name="P25" style:family="paragraph" style:parent-style-name="Text_20_body" style:list-style-name="L1">
      <style:text-properties officeooo:rsid="001e6f02" officeooo:paragraph-rsid="001e6f02"/>
    </style:style>
    <style:style style:name="P26" style:family="paragraph" style:parent-style-name="Text_20_body" style:list-style-name="L1">
      <style:text-properties officeooo:rsid="0020434c" officeooo:paragraph-rsid="0020434c"/>
    </style:style>
    <style:style style:name="P27" style:family="paragraph" style:parent-style-name="Text_20_body" style:list-style-name="L1">
      <style:text-properties officeooo:rsid="00213811" officeooo:paragraph-rsid="00213811"/>
    </style:style>
    <style:style style:name="P28" style:family="paragraph" style:parent-style-name="Text_20_body" style:list-style-name="L1">
      <style:text-properties officeooo:rsid="00219680" officeooo:paragraph-rsid="00219680"/>
    </style:style>
    <style:style style:name="T1" style:family="text">
      <style:text-properties officeooo:rsid="0008ec8a"/>
    </style:style>
    <style:style style:name="T2" style:family="text">
      <style:text-properties officeooo:rsid="000d92a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92a0"/>
    </style:style>
    <style:style style:name="T5" style:family="text">
      <style:text-properties style:text-underline-style="solid" style:text-underline-width="auto" style:text-underline-color="font-color" officeooo:rsid="000dbf89"/>
    </style:style>
    <style:style style:name="T6" style:family="text">
      <style:text-properties style:text-underline-style="solid" style:text-underline-width="auto" style:text-underline-color="font-color" officeooo:rsid="00104782"/>
    </style:style>
    <style:style style:name="T7" style:family="text">
      <style:text-properties style:text-underline-style="solid" style:text-underline-width="auto" style:text-underline-color="font-color" officeooo:rsid="001c4c0f"/>
    </style:style>
    <style:style style:name="T8" style:family="text">
      <style:text-properties style:text-underline-style="none" officeooo:rsid="00104782"/>
    </style:style>
    <style:style style:name="T9" style:family="text">
      <style:text-properties officeooo:rsid="0012467e"/>
    </style:style>
    <style:style style:name="T10" style:family="text">
      <style:text-properties officeooo:rsid="00133729"/>
    </style:style>
    <style:style style:name="T11" style:family="text">
      <style:text-properties officeooo:rsid="00152b3f"/>
    </style:style>
    <style:style style:name="T12" style:family="text">
      <style:text-properties officeooo:rsid="00157f11"/>
    </style:style>
    <style:style style:name="T13" style:family="text">
      <style:text-properties officeooo:rsid="001b9ba7"/>
    </style:style>
    <style:style style:name="T14" style:family="text">
      <style:text-properties officeooo:rsid="001c4c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A</text:p>
      <text:p text:style-name="P1">… <text:span text:style-name="T1">Manca un pezzo</text:span></text:p>
      <text:list xml:id="list7583882648904999891" text:style-name="L1">
        <text:list-item>
          <text:p text:style-name="P4">Differenza tra anarchici e socialisti</text:p>
          <text:list>
            <text:list-item>
              <text:p text:style-name="P4">Anarchici non riconoscono alcun potere sopra di loro</text:p>
            </text:list-item>
            <text:list-item>
              <text:p text:style-name="P4">Socialisti concedono a tutte le classi l'esercizio del potere</text:p>
            </text:list-item>
          </text:list>
        </text:list-item>
        <text:list-item>
          <text:p text:style-name="P5">Questione Meridionale</text:p>
          <text:list>
            <text:list-item>
              <text:p text:style-name="P6">Nord e sud anche dopo l'unificazione hanno un livello economico molto diverso <text:span text:style-name="T11">(Milano, Torino, Genova, il triangolo industriale)</text:span></text:p>
            </text:list-item>
            <text:list-item>
              <text:p text:style-name="P7">Positivismo: <text:span text:style-name="T12">alcuni erano destinati ad avere vantaggi dal progresso perché più capaci di altri</text:span></text:p>
            </text:list-item>
            <text:list-item>
              <text:p text:style-name="P17">Si diffonde l'idea della presenza di due razze in Italia: ari e mediterranei (meno capaci)</text:p>
            </text:list-item>
            <text:list-item>
              <text:p text:style-name="P22">Dopo le iniziali proteste del Sud, ben presto si spensero a causa della forte emigrazione della parte attiva della popolazione</text:p>
            </text:list-item>
          </text:list>
        </text:list-item>
        <text:list-item>
          <text:p text:style-name="P4">Diffusione del socialismo in Italia</text:p>
          <text:list>
            <text:list-item>
              <text:p text:style-name="P4">Si diffonde lentamente</text:p>
            </text:list-item>
            <text:list-item>
              <text:p text:style-name="P4">è una corrente moderata</text:p>
            </text:list-item>
            <text:list-item>
              <text:p text:style-name="P4">Il primo giornale socialista è “La Critica Sociale” di Costa</text:p>
            </text:list-item>
            <text:list-item>
              <text:p text:style-name="P8">Verso fine '800 nasce il partito socialista e il giornale “Avanti!”, di cui diverrà parte anche Mussolini</text:p>
            </text:list-item>
          </text:list>
        </text:list-item>
        <text:list-item>
          <text:p text:style-name="P8">La diffusione del socialismo porta ad alcune rivolte in Italia, le quali sono soppresse con la forza</text:p>
          <text:list>
            <text:list-item>
              <text:p text:style-name="P8">Il governo Crispi è costretto alle dimissioni</text:p>
            </text:list-item>
          </text:list>
        </text:list-item>
        <text:list-item>
          <text:p text:style-name="P8">1891-1892 Governo di Antonio Di Rudinì ( <text:span text:style-name="T4">m</text:span><text:span text:style-name="T3">oderato </text:span>)</text:p>
          <text:list>
            <text:list-item>
              <text:p text:style-name="P8">Governo provvisorio</text:p>
            </text:list-item>
          </text:list>
        </text:list-item>
        <text:list-item>
          <text:p text:style-name="P8">1893-1894 Governo di Giolitti</text:p>
          <text:list>
            <text:list-item>
              <text:p text:style-name="P9">Dimissioni a causa dello scandalo della banca romana</text:p>
              <text:list>
                <text:list-item>
                  <text:p text:style-name="P9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9">Governo Crispi <text:span text:style-name="T2">(</text:span> <text:span text:style-name="T3">autoritari</text:span><text:span text:style-name="T5">o</text:span> <text:span text:style-name="T2">)</text:span></text:p>
          <text:list>
            <text:list-item>
              <text:p text:style-name="P9">repressione nuovi moti</text:p>
            </text:list-item>
            <text:list-item>
              <text:p text:style-name="P9">programma una campagna in Etiopia</text:p>
            </text:list-item>
            <text:list-item>
              <text:p text:style-name="P9"><text:soft-page-break/>Dimissioni a causa di una pesante sconfitta ad Adua (tramonta l'idea del battesimo di sangue)</text:p>
            </text:list-item>
          </text:list>
        </text:list-item>
        <text:list-item>
          <text:p text:style-name="P9">Governo Di Rudinì <text:span text:style-name="T2">( </text:span><text:span text:style-name="T4">moderato, poi <text:s/>autoritario</text:span><text:span text:style-name="T2"> )</text:span></text:p>
          <text:list>
            <text:list-item>
              <text:p text:style-name="P10">Promulga un amnistia</text:p>
            </text:list-item>
            <text:list-item>
              <text:p text:style-name="P10">Aumenta il prezzo del pane, scatenando rivolte, poi soppresse nel sangue</text:p>
            </text:list-item>
            <text:list-item>
              <text:p text:style-name="P11">Viene tolta la libertà di stampa e parola</text:p>
            </text:list-item>
            <text:list-item>
              <text:p text:style-name="P12">Dimissioni</text:p>
            </text:list-item>
          </text:list>
        </text:list-item>
        <text:list-item>
          <text:p text:style-name="P13">Governo del Generale Pelloux ( <text:span text:style-name="T3">moderato, poi autoritario</text:span> )</text:p>
          <text:list>
            <text:list-item>
              <text:p text:style-name="P14">Prova a far approvare alcune leggi ma la sinistra si oppone con l'ostruzionismo</text:p>
            </text:list-item>
            <text:list-item>
              <text:p text:style-name="P14">Dimissioni e nuove elezioni</text:p>
            </text:list-item>
          </text:list>
        </text:list-item>
        <text:list-item>
          <text:p text:style-name="P15">Governo Saracco ( <text:span text:style-name="T3">governo di pacificazione </text:span><text:span text:style-name="T6">nazionale</text:span><text:span text:style-name="T8"> </text:span>)</text:p>
          <text:list>
            <text:list-item>
              <text:p text:style-name="P16">1900 assassinio di Umberto I <text:span text:style-name="T10">ad opera di un anarchico ( Gaetano Bresci )</text:span>, <text:span text:style-name="T9">nonostante ciò il successore mantiene la linea politica di pacificazione</text:span></text:p>
            </text:list-item>
          </text:list>
        </text:list-item>
        <text:list-item>
          <text:p text:style-name="P18">1903-1905 Governo Giolitti <text:span text:style-name="T14">(</text:span><text:span text:style-name="T7">trasformista, accontenta sia destra sia sinistra</text:span><text:span text:style-name="T14">)</text:span></text:p>
          <text:list>
            <text:list-item>
              <text:p text:style-name="P18">Lo Stato, secondo Giolitti, era il mediatore e non doveva intervenire nei conflitti sociali poiché si sarebbero esauriti da soli</text:p>
            </text:list-item>
            <text:list-item>
              <text:p text:style-name="P19">Questo governo favorisce le clientele</text:p>
            </text:list-item>
            <text:list-item>
              <text:p text:style-name="P19">Grandi capitali dall'estero favoriscono l'economia</text:p>
            </text:list-item>
            <text:list-item>
              <text:p text:style-name="P19">Nascono banche miste, che concedono finanziamenti a lungo termine per l'industria soprattutto quella pesante</text:p>
            </text:list-item>
            <text:list-item>
              <text:p text:style-name="P20">Socialisti in Italia:</text:p>
              <text:list>
                <text:list-item>
                  <text:p text:style-name="P20">Riformisti, arrivare al socialismo attraverso graduali riforme</text:p>
                  <text:list>
                    <text:list-item>
                      <text:p text:style-name="P20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20">Massimalisti, arrivare al socialismo con la rivolta</text:p>
                </text:list-item>
              </text:list>
            </text:list-item>
            <text:list-item>
              <text:p text:style-name="P21">Giolitti ottiene il tacito consenso da Pio X, permettendo ai cattolici di partecipare alla politica, poiché temeva un allargamento dei consensi <text:span text:style-name="T13">per i </text:span>socialisti</text:p>
            </text:list-item>
            <text:list-item>
              <text:p text:style-name="P23">I nazionalisti chiedevano una campagna in Libia</text:p>
              <text:list>
                <text:list-item>
                  <text:p text:style-name="P23">Doveva essere usata per la manodopera in eccesso e da territorio di sfruttamento</text:p>
                </text:list-item>
                <text:list-item>
                  <text:p text:style-name="P24">La reale motivazione era che molti nazionalisti, proprietari di industrie pesanti, volevano incrementare le vendite</text:p>
                </text:list-item>
                <text:list-item>
                  <text:p text:style-name="P25">1911-1912 Campagna di Libia, conquistata con il dodecaneso dopo la Pace di Losanna</text:p>
                </text:list-item>
              </text:list>
            </text:list-item>
            <text:list-item>
              <text:p text:style-name="P26"><text:soft-page-break/>I socialisti chiedono il suffragio universale maschile</text:p>
              <text:list>
                <text:list-item>
                  <text:p text:style-name="P26">1912 possono votare:</text:p>
                  <text:list>
                    <text:list-item>
                      <text:p text:style-name="P26">uomini analfabeti con più di 30 anni</text:p>
                    </text:list-item>
                    <text:list-item>
                      <text:p text:style-name="P26">alfabetizzati (seconda elementare) con più di 21 anni</text:p>
                    </text:list-item>
                    <text:list-item>
                      <text:p text:style-name="P27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28">Patto Gentiloni: per ottenere l'appoggio dei Cattolici, Giolitti ottiene dal Papa il permesso ai cattolici di intervenine col voto in politica</text:p>
              <text:list>
                <text:list-item>
                  <text:p text:style-name="P28">una parte di cattolici raccolta intorno a Don Romolo Murri chiede la formazione di un partito</text:p>
                  <text:list>
                    <text:list-item>
                      <text:p text:style-name="P28">Murri è scomunicato e solo nel secondo dopoguerra si formerà un partito</text:p>
                    </text:list-item>
                  </text:list>
                </text:list-item>
                <text:list-item>
                  <text:p text:style-name="P28">gli intransigenti sono a sfavore della partecipazione in politica </text:p>
                </text:list-item>
              </text:list>
              <text:p text:style-name="P16"/>
            </text:list-item>
          </text:list>
        </text:list-item>
      </text:list>
      <text:p text:style-name="P2"/>
      <text:list xml:id="list191849754988768" text:continue-numbering="true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09-27T19:18:48.525000000</dc:date>
    <meta:editing-duration>PT1H46M35S</meta:editing-duration>
    <meta:editing-cycles>36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61" meta:word-count="641" meta:character-count="3883" meta:non-whitespace-character-count="335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